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84H01M15.378051S" calcext:value-type="time">
            <text:p>884:0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4H55M32.425S" calcext:value-type="time">
            <text:p>04:55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29H04M29.731S" calcext:value-type="time">
            <text:p>29:0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7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1" table:number-rows-repeated="8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08:01:24.3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1T14:21:21.977000000</dc:date>
    <meta:editing-duration>P38DT12H27M11S</meta:editing-duration>
    <meta:editing-cycles>1017</meta:editing-cycles>
    <meta:generator>LibreOffice/7.2.6.2$Windows_X86_64 LibreOffice_project/b0ec3a565991f7569a5a7f5d24fed7f52653d754</meta:generator>
    <meta:document-statistic meta:table-count="2" meta:cell-count="1298" meta:object-count="0"/>
  </office:meta>
</office:document-meta>
</file>